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>
            <text:p>Olingo Java</text:p>
          </table:table-cell>
          <table:table-cell table:style-name="ce2" office:value-type="string" calcext:value-type="string">
            <text:p>redfish javascript</text:p>
          </table:table-cell>
          <table:table-cell table:style-name="ce2" office:value-type="string" calcext:value-type="string">
            <text:p>redfish dmtf</text:p>
          </table:table-cell>
          <table:table-cell table:style-name="ce2" office:value-type="string" calcext:value-type="string">
            <text:p>redhelix </text:p>
          </table:table-cell>
          <table:table-cell table:style-name="ce2" office:value-type="string" calcext:value-type="string">
            <text:p>jobs during the month</text:p>
          </table:table-cell>
          <table:table-cell table:style-name="ce2" office:value-type="string" calcext:value-type="string">
            <text:p>Redfish Jobs on first day of month</text:p>
          </table:table-cell>
          <table:table-cell table:style-name="ce2" office:value-type="string" calcext:value-type="string">
            <text:p>IPMI jobs on first day of month</text:p>
          </table:table-cell>
        </table:table-row>
        <table:table-row table:style-name="ro2">
          <table:table-cell office:value-type="date" office:date-value="2015-08-01" calcext:value-type="date">
            <text:p>08/01/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(Avocent, HP)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date" office:date-value="2015-09-01" calcext:value-type="date">
            <text:p>09/01/1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15-10-01" calcext:value-type="date">
            <text:p>10/01/15</text:p>
          </table:table-cell>
          <table:table-cell table:number-columns-repeated="7"/>
        </table:table-row>
        <table:table-row table:style-name="ro2">
          <table:table-cell office:value-type="date" office:date-value="2015-11-01" calcext:value-type="date">
            <text:p>11/01/15</text:p>
          </table:table-cell>
          <table:table-cell table:number-columns-repeated="7"/>
        </table:table-row>
        <table:table-row table:style-name="ro2">
          <table:table-cell office:value-type="date" office:date-value="2015-12-01" calcext:value-type="date">
            <text:p>12/01/15</text:p>
          </table:table-cell>
          <table:table-cell table:number-columns-repeated="7"/>
        </table:table-row>
        <table:table-row table:style-name="ro2">
          <table:table-cell office:value-type="date" office:date-value="2016-01-01" calcext:value-type="date">
            <text:p>01/01/16</text:p>
          </table:table-cell>
          <table:table-cell table:number-columns-repeated="7"/>
        </table:table-row>
        <table:table-row table:style-name="ro2">
          <table:table-cell office:value-type="date" office:date-value="2016-02-01" calcext:value-type="date">
            <text:p>02/01/16</text:p>
          </table:table-cell>
          <table:table-cell table:number-columns-repeated="7"/>
        </table:table-row>
        <table:table-row table:style-name="ro2">
          <table:table-cell office:value-type="date" office:date-value="2016-03-01" calcext:value-type="date">
            <text:p>03/01/16</text:p>
          </table:table-cell>
          <table:table-cell table:number-columns-repeated="7"/>
        </table:table-row>
        <table:table-row table:style-name="ro2">
          <table:table-cell office:value-type="date" office:date-value="2016-04-01" calcext:value-type="date">
            <text:p>04/01/16</text:p>
          </table:table-cell>
          <table:table-cell table:number-columns-repeated="7"/>
        </table:table-row>
        <table:table-row table:style-name="ro2">
          <table:table-cell office:value-type="date" office:date-value="2016-05-01" calcext:value-type="date">
            <text:p>05/01/16</text:p>
          </table:table-cell>
          <table:table-cell table:number-columns-repeated="7"/>
        </table:table-row>
        <table:table-row table:style-name="ro2">
          <table:table-cell office:value-type="date" office:date-value="2016-06-01" calcext:value-type="date">
            <text:p>06/01/16</text:p>
          </table:table-cell>
          <table:table-cell table:number-columns-repeated="7"/>
        </table:table-row>
        <table:table-row table:style-name="ro2">
          <table:table-cell office:value-type="date" office:date-value="2016-07-01" calcext:value-type="date">
            <text:p>07/01/16</text:p>
          </table:table-cell>
          <table:table-cell table:number-columns-repeated="7"/>
        </table:table-row>
        <table:table-row table:style-name="ro2">
          <table:table-cell office:value-type="date" office:date-value="2016-08-01" calcext:value-type="date">
            <text:p>08/01/16</text:p>
          </table:table-cell>
          <table:table-cell table:number-columns-repeated="7"/>
        </table:table-row>
        <table:table-row table:style-name="ro2">
          <table:table-cell office:value-type="date" office:date-value="2016-09-01" calcext:value-type="date">
            <text:p>09/01/16</text:p>
          </table:table-cell>
          <table:table-cell table:number-columns-repeated="7"/>
        </table:table-row>
        <table:table-row table:style-name="ro2">
          <table:table-cell office:value-type="date" office:date-value="2016-10-01" calcext:value-type="date">
            <text:p>10/01/16</text:p>
          </table:table-cell>
          <table:table-cell table:number-columns-repeated="7"/>
        </table:table-row>
        <table:table-row table:style-name="ro2">
          <table:table-cell office:value-type="date" office:date-value="2016-11-01" calcext:value-type="date">
            <text:p>11/01/16</text:p>
          </table:table-cell>
          <table:table-cell table:number-columns-repeated="7"/>
        </table:table-row>
        <table:table-row table:style-name="ro2">
          <table:table-cell office:value-type="date" office:date-value="2016-12-01" calcext:value-type="date">
            <text:p>12/01/16</text:p>
          </table:table-cell>
          <table:table-cell table:number-columns-repeated="7"/>
        </table:table-row>
        <table:table-row table:style-name="ro2">
          <table:table-cell office:value-type="date" office:date-value="2017-01-01" calcext:value-type="date">
            <text:p>01/01/17</text:p>
          </table:table-cell>
          <table:table-cell table:number-columns-repeated="7"/>
        </table:table-row>
        <table:table-row table:style-name="ro2">
          <table:table-cell office:value-type="date" office:date-value="2017-02-01" calcext:value-type="date">
            <text:p>02/01/17</text:p>
          </table:table-cell>
          <table:table-cell table:number-columns-repeated="7"/>
        </table:table-row>
        <table:table-row table:style-name="ro2">
          <table:table-cell office:value-type="date" office:date-value="2017-03-01" calcext:value-type="date">
            <text:p>03/01/17</text:p>
          </table:table-cell>
          <table:table-cell table:number-columns-repeated="7"/>
        </table:table-row>
        <table:table-row table:style-name="ro2">
          <table:table-cell office:value-type="date" office:date-value="2017-04-01" calcext:value-type="date">
            <text:p>04/01/17</text:p>
          </table:table-cell>
          <table:table-cell table:number-columns-repeated="7"/>
        </table:table-row>
        <table:table-row table:style-name="ro2">
          <table:table-cell office:value-type="date" office:date-value="2017-05-01" calcext:value-type="date">
            <text:p>05/01/17</text:p>
          </table:table-cell>
          <table:table-cell table:number-columns-repeated="7"/>
        </table:table-row>
        <table:table-row table:style-name="ro2">
          <table:table-cell office:value-type="date" office:date-value="2017-06-01" calcext:value-type="date">
            <text:p>06/01/17</text:p>
          </table:table-cell>
          <table:table-cell table:number-columns-repeated="7"/>
        </table:table-row>
        <table:table-row table:style-name="ro2">
          <table:table-cell office:value-type="date" office:date-value="2017-07-01" calcext:value-type="date">
            <text:p>07/01/17</text:p>
          </table:table-cell>
          <table:table-cell table:number-columns-repeated="7"/>
        </table:table-row>
        <table:table-row table:style-name="ro2">
          <table:table-cell office:value-type="date" office:date-value="2017-08-01" calcext:value-type="date">
            <text:p>08/01/17</text:p>
          </table:table-cell>
          <table:table-cell table:number-columns-repeated="7"/>
        </table:table-row>
        <table:table-row table:style-name="ro2">
          <table:table-cell office:value-type="date" office:date-value="2017-09-01" calcext:value-type="date">
            <text:p>09/01/17</text:p>
          </table:table-cell>
          <table:table-cell table:number-columns-repeated="7"/>
        </table:table-row>
        <table:table-row table:style-name="ro2">
          <table:table-cell office:value-type="date" office:date-value="2017-10-01" calcext:value-type="date">
            <text:p>10/01/17</text:p>
          </table:table-cell>
          <table:table-cell table:number-columns-repeated="7"/>
        </table:table-row>
        <table:table-row table:style-name="ro2">
          <table:table-cell office:value-type="date" office:date-value="2017-11-01" calcext:value-type="date">
            <text:p>11/01/17</text:p>
          </table:table-cell>
          <table:table-cell table:number-columns-repeated="7"/>
        </table:table-row>
        <table:table-row table:style-name="ro2">
          <table:table-cell office:value-type="date" office:date-value="2017-12-01" calcext:value-type="date">
            <text:p>12/01/17</text:p>
          </table:table-cell>
          <table:table-cell table:number-columns-repeated="7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table:number-columns-repeated="7"/>
        </table:table-row>
        <table:table-row table:style-name="ro2">
          <table:table-cell office:value-type="date" office:date-value="2018-02-01" calcext:value-type="date">
            <text:p>02/01/18</text:p>
          </table:table-cell>
          <table:table-cell table:number-columns-repeated="7"/>
        </table:table-row>
        <table:table-row table:style-name="ro2">
          <table:table-cell office:value-type="date" office:date-value="2018-03-01" calcext:value-type="date">
            <text:p>03/01/18</text:p>
          </table:table-cell>
          <table:table-cell table:number-columns-repeated="7"/>
        </table:table-row>
        <table:table-row table:style-name="ro2">
          <table:table-cell office:value-type="date" office:date-value="2018-04-01" calcext:value-type="date">
            <text:p>04/01/18</text:p>
          </table:table-cell>
          <table:table-cell table:number-columns-repeated="7"/>
        </table:table-row>
        <table:table-row table:style-name="ro2">
          <table:table-cell office:value-type="date" office:date-value="2018-05-01" calcext:value-type="date">
            <text:p>05/01/18</text:p>
          </table:table-cell>
          <table:table-cell table:number-columns-repeated="7"/>
        </table:table-row>
        <table:table-row table:style-name="ro2">
          <table:table-cell office:value-type="date" office:date-value="2018-06-01" calcext:value-type="date">
            <text:p>06/01/18</text:p>
          </table:table-cell>
          <table:table-cell table:number-columns-repeated="7"/>
        </table:table-row>
        <table:table-row table:style-name="ro2">
          <table:table-cell office:value-type="date" office:date-value="2018-07-01" calcext:value-type="date">
            <text:p>07/01/18</text:p>
          </table:table-cell>
          <table:table-cell table:number-columns-repeated="7"/>
        </table:table-row>
        <table:table-row table:style-name="ro2">
          <table:table-cell office:value-type="date" office:date-value="2018-08-01" calcext:value-type="date">
            <text:p>08/01/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k Bruning</meta:initial-creator>
    <meta:creation-date>2015-09-02T20:34:20.076395313</meta:creation-date>
    <meta:generator>LibreOffice/4.3.2.2.0$Linux_X86_64 LibreOffice_project/430$Build-2</meta:generator>
    <dc:date>2015-09-02T20:50:23.063928017</dc:date>
    <dc:creator>Hank Bruning</dc:creator>
    <meta:editing-duration>PT16M2S</meta:editing-duration>
    <meta:editing-cycles>2</meta:editing-cycles>
    <meta:document-statistic meta:table-count="1" meta:cell-count="55" meta:object-count="0"/>
  </office:meta>
</office:document-meta>
</file>